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1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color="#0000ff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De Gruyter (pjs)</text:p>
          </table:table-cell>
          <table:table-cell office:value-type="string" calcext:value-type="string">
            <text:p>De Gruyter (rnam)</text:p>
          </table:table-cell>
          <table:table-cell office:value-type="string" calcext:value-type="string">
            <text:p>De Gruyter (sagmb)</text:p>
          </table:table-cell>
          <table:table-cell office:value-type="string" calcext:value-type="string">
            <text:p>De Gruyter (text)</text:p>
          </table:table-cell>
          <table:table-cell office:value-type="string" calcext:value-type="string">
            <text:p>De Gruyter (zpch)</text:p>
          </table:table-cell>
          <table:table-cell table:formula="of:=SUBSTITUTE(CONCATENATE(&quot;|&quot;;[.A1];&quot;|&quot;;[.B1];&quot;|&quot;;[.C1];&quot;|&quot;;[.D1];&quot;|&quot;;[.E1];&quot;|&quot;;[.F1];&quot;|&quot;);&quot;non&quot;;&quot;**non**&quot;)" office:value-type="string" office:string-value="||De Gruyter (pjs)|De Gruyter (rnam)|De Gruyter (sagmb)|De Gruyter (text)|De Gruyter (zpch)|" calcext:value-type="string">
            <text:p>||De Gruyter (pjs)|De Gruyter (rnam)|De Gruyter (sagmb)|De Gruyter (text)|De Gruyter (zpch)|</text:p>
          </table:table-cell>
        </table:table-row>
        <table:table-row table:style-name="ro1">
          <table:table-cell table:style-name="ce1" office:value-type="string" calcext:value-type="string">
            <text:p>**Champs**</text:p>
          </table:table-cell>
          <table:table-cell table:number-columns-repeated="5"/>
          <table:table-cell table:formula="of:=SUBSTITUTE(CONCATENATE(&quot;|&quot;;[.A2];&quot;|&quot;;[.B2];&quot;|&quot;;[.C2];&quot;|&quot;;[.D2];&quot;|&quot;;[.E2];&quot;|&quot;;[.F2];&quot;|&quot;);&quot;non&quot;;&quot;**non**&quot;)" office:value-type="string" office:string-value="|**Champs**||||||" calcext:value-type="string">
            <text:p>|**Champs**||||||</text:p>
          </table:table-cell>
        </table:table-row>
        <table:table-row table:style-name="ro1">
          <table:table-cell table:style-name="ce1"/>
          <table:table-cell office:value-type="string" calcext:value-type="string">
            <text:p>[lien](http://dx.doi.org/10.1515/pjs-2015-0058)</text:p>
          </table:table-cell>
          <table:table-cell office:value-type="string" calcext:value-type="string">
            <text:p>[lien](<text:a xlink:href="http://dx.doi.org/10.1515/rnam-2015-0018" xlink:type="simple">http://dx.doi.org/10.1515/rnam-2015-0018</text:a>)</text:p>
          </table:table-cell>
          <table:table-cell office:value-type="string" calcext:value-type="string">
            <text:p>[lien](<text:a xlink:href="http://dx.doi.org/10.1515/sagmb-2014-0054" xlink:type="simple">http://dx.doi.org/10.1515/sagmb-2014-0054</text:a>)</text:p>
          </table:table-cell>
          <table:table-cell office:value-type="string" calcext:value-type="string">
            <text:p>[lien](<text:a xlink:href="http://dx.doi.org/10.1515/TEXT.2006.012" xlink:type="simple">http://dx.doi.org/10.1515/TEXT.2006.012</text:a>)</text:p>
          </table:table-cell>
          <table:table-cell office:value-type="string" calcext:value-type="string">
            <text:p>[lien](<text:a xlink:href="http://dx.doi.org/10.1515/zpch-2014-0544" xlink:type="simple">http://dx.doi.org/10.1515/zpch-2014-0544</text:a>)</text:p>
          </table:table-cell>
          <table:table-cell table:formula="of:=SUBSTITUTE(CONCATENATE(&quot;|&quot;;[.A3];&quot;|&quot;;[.B3];&quot;|&quot;;[.C3];&quot;|&quot;;[.D3];&quot;|&quot;;[.E3];&quot;|&quot;;[.F3];&quot;|&quot;);&quot;non&quot;;&quot;**non**&quot;)" office:value-type="string" office:string-value="||[lien](http://dx.doi.org/10.1515/pjs-2015-0058)|[lien](http://dx.doi.org/10.1515/rnam-2015-0018)|[lien](http://dx.doi.org/10.1515/sagmb-2014-0054)|[lien](http://dx.doi.org/10.1515/TEXT.2006.012)|[lien](http://dx.doi.org/10.1515/zpch-2014-0544)|" calcext:value-type="string">
            <text:p>||[lien](http://dx.doi.org/10.1515/pjs-2015-0058)|[lien](http://dx.doi.org/10.1515/rnam-2015-0018)|[lien](http://dx.doi.org/10.1515/sagmb-2014-0054)|[lien](http://dx.doi.org/10.1515/TEXT.2006.012)|[lien](http://dx.doi.org/10.1515/zpch-2014-0544)|</text:p>
          </table:table-cell>
        </table:table-row>
        <table:table-row table:style-name="ro1">
          <table:table-cell office:value-type="string" calcext:value-type="string">
            <text:p>nom des auteurs</text:p>
          </table:table-cell>
          <table:table-cell table:number-columns-repeated="5" office:value-type="string" calcext:value-type="string">
            <text:p>oui</text:p>
          </table:table-cell>
          <table:table-cell table:formula="of:=SUBSTITUTE(CONCATENATE(&quot;|&quot;;[.A4];&quot;|&quot;;[.B4];&quot;|&quot;;[.C4];&quot;|&quot;;[.D4];&quot;|&quot;;[.E4];&quot;|&quot;;[.F4];&quot;|&quot;);&quot;non&quot;;&quot;**non**&quot;)" office:value-type="string" office:string-value="|nom des auteurs|oui|oui|oui|oui|oui|" calcext:value-type="string">
            <text:p>|nom des auteurs|oui|oui|oui|oui|oui|</text:p>
          </table:table-cell>
        </table:table-row>
        <table:table-row table:style-name="ro1">
          <table:table-cell office:value-type="string" calcext:value-type="string">
            <text:p>prénom complet des auteurs</text:p>
          </table:table-cell>
          <table:table-cell table:number-columns-repeated="5" office:value-type="string" calcext:value-type="string">
            <text:p>oui</text:p>
          </table:table-cell>
          <table:table-cell table:formula="of:=SUBSTITUTE(CONCATENATE(&quot;|&quot;;[.A5];&quot;|&quot;;[.B5];&quot;|&quot;;[.C5];&quot;|&quot;;[.D5];&quot;|&quot;;[.E5];&quot;|&quot;;[.F5];&quot;|&quot;);&quot;non&quot;;&quot;**non**&quot;)" office:value-type="string" office:string-value="|prénom complet des auteurs|oui|oui|oui|oui|oui|" calcext:value-type="string">
            <text:p>|prénom complet des auteurs|oui|oui|oui|oui|oui|</text:p>
          </table:table-cell>
        </table:table-row>
        <table:table-row table:style-name="ro1">
          <table:table-cell office:value-type="string" calcext:value-type="string">
            <text:p>initiale du prénom</text:p>
          </table:table-cell>
          <table:table-cell table:number-columns-repeated="5" office:value-type="string" calcext:value-type="string">
            <text:p>oui</text:p>
          </table:table-cell>
          <table:table-cell table:formula="of:=SUBSTITUTE(CONCATENATE(&quot;|&quot;;[.A6];&quot;|&quot;;[.B6];&quot;|&quot;;[.C6];&quot;|&quot;;[.D6];&quot;|&quot;;[.E6];&quot;|&quot;;[.F6];&quot;|&quot;);&quot;non&quot;;&quot;**non**&quot;)" office:value-type="string" office:string-value="|initiale du prénom|oui|oui|oui|oui|oui|" calcext:value-type="string">
            <text:p>|initiale du prénom|oui|oui|oui|oui|oui|</text:p>
          </table:table-cell>
        </table:table-row>
        <table:table-row table:style-name="ro1">
          <table:table-cell office:value-type="string" calcext:value-type="string">
            <text:p>nom et prénom dans des champs séparés</text:p>
          </table:table-cell>
          <table:table-cell table:number-columns-repeated="5" office:value-type="string" calcext:value-type="string">
            <text:p>oui</text:p>
          </table:table-cell>
          <table:table-cell table:formula="of:=SUBSTITUTE(CONCATENATE(&quot;|&quot;;[.A7];&quot;|&quot;;[.B7];&quot;|&quot;;[.C7];&quot;|&quot;;[.D7];&quot;|&quot;;[.E7];&quot;|&quot;;[.F7];&quot;|&quot;);&quot;non&quot;;&quot;**non**&quot;)" office:value-type="string" office:string-value="|nom et prénom dans des champs séparés|oui|oui|oui|oui|oui|" calcext:value-type="string">
            <text:p>|nom et prénom dans des champs séparés|oui|oui|oui|oui|oui|</text:p>
          </table:table-cell>
        </table:table-row>
        <table:table-row table:style-name="ro1">
          <table:table-cell office:value-type="string" calcext:value-type="string">
            <text:p>affiliation des auteurs</text:p>
          </table:table-cell>
          <table:table-cell table:number-columns-repeated="5" office:value-type="string" calcext:value-type="string">
            <text:p>oui</text:p>
          </table:table-cell>
          <table:table-cell table:formula="of:=SUBSTITUTE(CONCATENATE(&quot;|&quot;;[.A8];&quot;|&quot;;[.B8];&quot;|&quot;;[.C8];&quot;|&quot;;[.D8];&quot;|&quot;;[.E8];&quot;|&quot;;[.F8];&quot;|&quot;);&quot;non&quot;;&quot;**non**&quot;)" office:value-type="string" office:string-value="|affiliation des auteurs|oui|oui|oui|oui|oui|" calcext:value-type="string">
            <text:p>|affiliation des auteurs|oui|oui|oui|oui|oui|</text:p>
          </table:table-cell>
        </table:table-row>
        <table:table-row table:style-name="ro1">
          <table:table-cell office:value-type="string" calcext:value-type="string">
            <text:p>adresse d'un auteur pour la correspondance</text:p>
          </table:table-cell>
          <table:table-cell table:number-columns-repeated="5" office:value-type="string" calcext:value-type="string">
            <text:p>oui</text:p>
          </table:table-cell>
          <table:table-cell table:formula="of:=SUBSTITUTE(CONCATENATE(&quot;|&quot;;[.A9];&quot;|&quot;;[.B9];&quot;|&quot;;[.C9];&quot;|&quot;;[.D9];&quot;|&quot;;[.E9];&quot;|&quot;;[.F9];&quot;|&quot;);&quot;non&quot;;&quot;**non**&quot;)" office:value-type="string" office:string-value="|adresse d'un auteur pour la correspondance|oui|oui|oui|oui|oui|" calcext:value-type="string">
            <text:p>|adresse d'un auteur pour la correspondance|oui|oui|oui|oui|oui|</text:p>
          </table:table-cell>
        </table:table-row>
        <table:table-row table:style-name="ro1">
          <table:table-cell office:value-type="string" calcext:value-type="string">
            <text:p>nom du périodique</text:p>
          </table:table-cell>
          <table:table-cell table:number-columns-repeated="5" office:value-type="string" calcext:value-type="string">
            <text:p>oui</text:p>
          </table:table-cell>
          <table:table-cell table:formula="of:=SUBSTITUTE(CONCATENATE(&quot;|&quot;;[.A10];&quot;|&quot;;[.B10];&quot;|&quot;;[.C10];&quot;|&quot;;[.D10];&quot;|&quot;;[.E10];&quot;|&quot;;[.F10];&quot;|&quot;);&quot;non&quot;;&quot;**non**&quot;)" office:value-type="string" office:string-value="|nom du périodique|oui|oui|oui|oui|oui|" calcext:value-type="string">
            <text:p>|nom du périodique|oui|oui|oui|oui|oui|</text:p>
          </table:table-cell>
        </table:table-row>
        <table:table-row table:style-name="ro1">
          <table:table-cell office:value-type="string" calcext:value-type="string">
            <text:p>nom abbrégé du périodique</text:p>
          </table:table-cell>
          <table:table-cell table:number-columns-repeated="5" office:value-type="string" calcext:value-type="string">
            <text:p>non</text:p>
          </table:table-cell>
          <table:table-cell table:formula="of:=SUBSTITUTE(CONCATENATE(&quot;|&quot;;[.A11];&quot;|&quot;;[.B11];&quot;|&quot;;[.C11];&quot;|&quot;;[.D11];&quot;|&quot;;[.E11];&quot;|&quot;;[.F11];&quot;|&quot;);&quot;non&quot;;&quot;**non**&quot;)" office:value-type="string" office:string-value="|nom abbrégé du périodique|**non**|**non**|**non**|**non**|**non**|" calcext:value-type="string">
            <text:p>|nom abbrégé du périodique|**non**|**non**|**non**|**non**|**non**|</text:p>
          </table:table-cell>
        </table:table-row>
        <table:table-row table:style-name="ro1">
          <table:table-cell office:value-type="string" calcext:value-type="string">
            <text:p>année de publication</text:p>
          </table:table-cell>
          <table:table-cell table:number-columns-repeated="5" office:value-type="string" calcext:value-type="string">
            <text:p>oui</text:p>
          </table:table-cell>
          <table:table-cell table:formula="of:=SUBSTITUTE(CONCATENATE(&quot;|&quot;;[.A12];&quot;|&quot;;[.B12];&quot;|&quot;;[.C12];&quot;|&quot;;[.D12];&quot;|&quot;;[.E12];&quot;|&quot;;[.F12];&quot;|&quot;);&quot;non&quot;;&quot;**non**&quot;)" office:value-type="string" office:string-value="|année de publication|oui|oui|oui|oui|oui|" calcext:value-type="string">
            <text:p>|année de publication|oui|oui|oui|oui|oui|</text:p>
          </table:table-cell>
        </table:table-row>
        <table:table-row table:style-name="ro1">
          <table:table-cell office:value-type="string" calcext:value-type="string">
            <text:p>mois de publication</text:p>
          </table:table-cell>
          <table:table-cell table:number-columns-repeated="5" office:value-type="string" calcext:value-type="string">
            <text:p>oui</text:p>
          </table:table-cell>
          <table:table-cell table:formula="of:=SUBSTITUTE(CONCATENATE(&quot;|&quot;;[.A13];&quot;|&quot;;[.B13];&quot;|&quot;;[.C13];&quot;|&quot;;[.D13];&quot;|&quot;;[.E13];&quot;|&quot;;[.F13];&quot;|&quot;);&quot;non&quot;;&quot;**non**&quot;)" office:value-type="string" office:string-value="|mois de publication|oui|oui|oui|oui|oui|" calcext:value-type="string">
            <text:p>|mois de publication|oui|oui|oui|oui|oui|</text:p>
          </table:table-cell>
        </table:table-row>
        <table:table-row table:style-name="ro1">
          <table:table-cell office:value-type="string" calcext:value-type="string">
            <text:p>jour de publication</text:p>
          </table:table-cell>
          <table:table-cell table:number-columns-repeated="5" office:value-type="string" calcext:value-type="string">
            <text:p>oui</text:p>
          </table:table-cell>
          <table:table-cell table:formula="of:=SUBSTITUTE(CONCATENATE(&quot;|&quot;;[.A14];&quot;|&quot;;[.B14];&quot;|&quot;;[.C14];&quot;|&quot;;[.D14];&quot;|&quot;;[.E14];&quot;|&quot;;[.F14];&quot;|&quot;);&quot;non&quot;;&quot;**non**&quot;)" office:value-type="string" office:string-value="|jour de publication|oui|oui|oui|oui|oui|" calcext:value-type="string">
            <text:p>|jour de publication|oui|oui|oui|oui|oui|</text:p>
          </table:table-cell>
        </table:table-row>
        <table:table-row table:style-name="ro1">
          <table:table-cell office:value-type="string" calcext:value-type="string">
            <text:p>année de publication en ligne</text:p>
          </table:table-cell>
          <table:table-cell table:number-columns-repeated="5" office:value-type="string" calcext:value-type="string">
            <text:p>oui</text:p>
          </table:table-cell>
          <table:table-cell table:formula="of:=SUBSTITUTE(CONCATENATE(&quot;|&quot;;[.A15];&quot;|&quot;;[.B15];&quot;|&quot;;[.C15];&quot;|&quot;;[.D15];&quot;|&quot;;[.E15];&quot;|&quot;;[.F15];&quot;|&quot;);&quot;non&quot;;&quot;**non**&quot;)" office:value-type="string" office:string-value="|année de publication en ligne|oui|oui|oui|oui|oui|" calcext:value-type="string">
            <text:p>|année de publication en ligne|oui|oui|oui|oui|oui|</text:p>
          </table:table-cell>
        </table:table-row>
        <table:table-row table:style-name="ro1">
          <table:table-cell office:value-type="string" calcext:value-type="string">
            <text:p>mois de publication en ligne</text:p>
          </table:table-cell>
          <table:table-cell table:number-columns-repeated="5" office:value-type="string" calcext:value-type="string">
            <text:p>oui</text:p>
          </table:table-cell>
          <table:table-cell table:formula="of:=SUBSTITUTE(CONCATENATE(&quot;|&quot;;[.A16];&quot;|&quot;;[.B16];&quot;|&quot;;[.C16];&quot;|&quot;;[.D16];&quot;|&quot;;[.E16];&quot;|&quot;;[.F16];&quot;|&quot;);&quot;non&quot;;&quot;**non**&quot;)" office:value-type="string" office:string-value="|mois de publication en ligne|oui|oui|oui|oui|oui|" calcext:value-type="string">
            <text:p>|mois de publication en ligne|oui|oui|oui|oui|oui|</text:p>
          </table:table-cell>
        </table:table-row>
        <table:table-row table:style-name="ro1">
          <table:table-cell office:value-type="string" calcext:value-type="string">
            <text:p>jour de publication en ligne</text:p>
          </table:table-cell>
          <table:table-cell table:number-columns-repeated="5" office:value-type="string" calcext:value-type="string">
            <text:p>oui</text:p>
          </table:table-cell>
          <table:table-cell table:formula="of:=SUBSTITUTE(CONCATENATE(&quot;|&quot;;[.A17];&quot;|&quot;;[.B17];&quot;|&quot;;[.C17];&quot;|&quot;;[.D17];&quot;|&quot;;[.E17];&quot;|&quot;;[.F17];&quot;|&quot;);&quot;non&quot;;&quot;**non**&quot;)" office:value-type="string" office:string-value="|jour de publication en ligne|oui|oui|oui|oui|oui|" calcext:value-type="string">
            <text:p>|jour de publication en ligne|oui|oui|oui|oui|oui|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 table:number-columns-repeated="5" office:value-type="string" calcext:value-type="string">
            <text:p>oui</text:p>
          </table:table-cell>
          <table:table-cell table:formula="of:=SUBSTITUTE(CONCATENATE(&quot;|&quot;;[.A18];&quot;|&quot;;[.B18];&quot;|&quot;;[.C18];&quot;|&quot;;[.D18];&quot;|&quot;;[.E18];&quot;|&quot;;[.F18];&quot;|&quot;);&quot;non&quot;;&quot;**non**&quot;)" office:value-type="string" office:string-value="|volume|oui|oui|oui|oui|oui|" calcext:value-type="string">
            <text:p>|volume|oui|oui|oui|oui|oui|</text:p>
          </table:table-cell>
        </table:table-row>
        <table:table-row table:style-name="ro1">
          <table:table-cell office:value-type="string" calcext:value-type="string">
            <text:p>numéro</text:p>
          </table:table-cell>
          <table:table-cell table:number-columns-repeated="5" office:value-type="string" calcext:value-type="string">
            <text:p>oui</text:p>
          </table:table-cell>
          <table:table-cell table:formula="of:=SUBSTITUTE(CONCATENATE(&quot;|&quot;;[.A19];&quot;|&quot;;[.B19];&quot;|&quot;;[.C19];&quot;|&quot;;[.D19];&quot;|&quot;;[.E19];&quot;|&quot;;[.F19];&quot;|&quot;);&quot;non&quot;;&quot;**non**&quot;)" office:value-type="string" office:string-value="|numéro|oui|oui|oui|oui|oui|" calcext:value-type="string">
            <text:p>|numéro|oui|oui|oui|oui|oui|</text:p>
          </table:table-cell>
        </table:table-row>
        <table:table-row table:style-name="ro1">
          <table:table-cell office:value-type="string" calcext:value-type="string">
            <text:p>page de début</text:p>
          </table:table-cell>
          <table:table-cell table:number-columns-repeated="5" office:value-type="string" calcext:value-type="string">
            <text:p>oui</text:p>
          </table:table-cell>
          <table:table-cell table:formula="of:=SUBSTITUTE(CONCATENATE(&quot;|&quot;;[.A20];&quot;|&quot;;[.B20];&quot;|&quot;;[.C20];&quot;|&quot;;[.D20];&quot;|&quot;;[.E20];&quot;|&quot;;[.F20];&quot;|&quot;);&quot;non&quot;;&quot;**non**&quot;)" office:value-type="string" office:string-value="|page de début|oui|oui|oui|oui|oui|" calcext:value-type="string">
            <text:p>|page de début|oui|oui|oui|oui|oui|</text:p>
          </table:table-cell>
        </table:table-row>
        <table:table-row table:style-name="ro1">
          <table:table-cell office:value-type="string" calcext:value-type="string">
            <text:p>page de fin</text:p>
          </table:table-cell>
          <table:table-cell table:number-columns-repeated="5" office:value-type="string" calcext:value-type="string">
            <text:p>oui</text:p>
          </table:table-cell>
          <table:table-cell table:formula="of:=SUBSTITUTE(CONCATENATE(&quot;|&quot;;[.A21];&quot;|&quot;;[.B21];&quot;|&quot;;[.C21];&quot;|&quot;;[.D21];&quot;|&quot;;[.E21];&quot;|&quot;;[.F21];&quot;|&quot;);&quot;non&quot;;&quot;**non**&quot;)" office:value-type="string" office:string-value="|page de fin|oui|oui|oui|oui|oui|" calcext:value-type="string">
            <text:p>|page de fin|oui|oui|oui|oui|oui|</text:p>
          </table:table-cell>
        </table:table-row>
        <table:table-row table:style-name="ro1">
          <table:table-cell office:value-type="string" calcext:value-type="string">
            <text:p>nombre de pages</text:p>
          </table:table-cell>
          <table:table-cell table:number-columns-repeated="5" office:value-type="string" calcext:value-type="string">
            <text:p>oui</text:p>
          </table:table-cell>
          <table:table-cell table:formula="of:=SUBSTITUTE(CONCATENATE(&quot;|&quot;;[.A22];&quot;|&quot;;[.B22];&quot;|&quot;;[.C22];&quot;|&quot;;[.D22];&quot;|&quot;;[.E22];&quot;|&quot;;[.F22];&quot;|&quot;);&quot;non&quot;;&quot;**non**&quot;)" office:value-type="string" office:string-value="|nombre de pages|oui|oui|oui|oui|oui|" calcext:value-type="string">
            <text:p>|nombre de pages|oui|oui|oui|oui|oui|</text:p>
          </table:table-cell>
        </table:table-row>
        <table:table-row table:style-name="ro1">
          <table:table-cell office:value-type="string" calcext:value-type="string">
            <text:p>publisher</text:p>
          </table:table-cell>
          <table:table-cell table:number-columns-repeated="5" office:value-type="string" calcext:value-type="string">
            <text:p>oui</text:p>
          </table:table-cell>
          <table:table-cell table:formula="of:=SUBSTITUTE(CONCATENATE(&quot;|&quot;;[.A23];&quot;|&quot;;[.B23];&quot;|&quot;;[.C23];&quot;|&quot;;[.D23];&quot;|&quot;;[.E23];&quot;|&quot;;[.F23];&quot;|&quot;);&quot;non&quot;;&quot;**non**&quot;)" office:value-type="string" office:string-value="|publisher|oui|oui|oui|oui|oui|" calcext:value-type="string">
            <text:p>|publisher|oui|oui|oui|oui|oui|</text:p>
          </table:table-cell>
        </table:table-row>
        <table:table-row table:style-name="ro1">
          <table:table-cell office:value-type="string" calcext:value-type="string">
            <text:p>abstract</text:p>
          </table:table-cell>
          <table:table-cell table:number-columns-repeated="5" office:value-type="string" calcext:value-type="string">
            <text:p>oui</text:p>
          </table:table-cell>
          <table:table-cell table:formula="of:=SUBSTITUTE(CONCATENATE(&quot;|&quot;;[.A24];&quot;|&quot;;[.B24];&quot;|&quot;;[.C24];&quot;|&quot;;[.D24];&quot;|&quot;;[.E24];&quot;|&quot;;[.F24];&quot;|&quot;);&quot;non&quot;;&quot;**non**&quot;)" office:value-type="string" office:string-value="|abstract|oui|oui|oui|oui|oui|" calcext:value-type="string">
            <text:p>|abstract|oui|oui|oui|oui|oui|</text:p>
          </table:table-cell>
        </table:table-row>
        <table:table-row table:style-name="ro1">
          <table:table-cell office:value-type="string" calcext:value-type="string">
            <text:p>keywords (texte libre)</text:p>
          </table:table-cell>
          <table:table-cell table:number-columns-repeated="5" office:value-type="string" calcext:value-type="string">
            <text:p>oui</text:p>
          </table:table-cell>
          <table:table-cell table:formula="of:=SUBSTITUTE(CONCATENATE(&quot;|&quot;;[.A25];&quot;|&quot;;[.B25];&quot;|&quot;;[.C25];&quot;|&quot;;[.D25];&quot;|&quot;;[.E25];&quot;|&quot;;[.F25];&quot;|&quot;);&quot;non&quot;;&quot;**non**&quot;)" office:value-type="string" office:string-value="|keywords (texte libre)|oui|oui|oui|oui|oui|" calcext:value-type="string">
            <text:p>|keywords (texte libre)|oui|oui|oui|oui|oui|</text:p>
          </table:table-cell>
        </table:table-row>
        <table:table-row table:style-name="ro1">
          <table:table-cell office:value-type="string" calcext:value-type="string">
            <text:p>keywords (selon un thésaurus, une ontologie)</text:p>
          </table:table-cell>
          <table:table-cell table:number-columns-repeated="5" office:value-type="string" calcext:value-type="string">
            <text:p>non</text:p>
          </table:table-cell>
          <table:table-cell table:formula="of:=SUBSTITUTE(CONCATENATE(&quot;|&quot;;[.A26];&quot;|&quot;;[.B26];&quot;|&quot;;[.C26];&quot;|&quot;;[.D26];&quot;|&quot;;[.E26];&quot;|&quot;;[.F26];&quot;|&quot;);&quot;non&quot;;&quot;**non**&quot;)" office:value-type="string" office:string-value="|keywords (selon un thésaurus, une ontologie)|**non**|**non**|**non**|**non**|**non**|" calcext:value-type="string">
            <text:p>|keywords (selon un thésaurus, une ontologie)|**non**|**non**|**non**|**non**|**non**|</text:p>
          </table:table-cell>
        </table:table-row>
        <table:table-row table:style-name="ro1">
          <table:table-cell office:value-type="string" calcext:value-type="string">
            <text:p>doi</text:p>
          </table:table-cell>
          <table:table-cell table:number-columns-repeated="5" office:value-type="string" calcext:value-type="string">
            <text:p>oui</text:p>
          </table:table-cell>
          <table:table-cell table:formula="of:=SUBSTITUTE(CONCATENATE(&quot;|&quot;;[.A27];&quot;|&quot;;[.B27];&quot;|&quot;;[.C27];&quot;|&quot;;[.D27];&quot;|&quot;;[.E27];&quot;|&quot;;[.F27];&quot;|&quot;);&quot;non&quot;;&quot;**non**&quot;)" office:value-type="string" office:string-value="|doi|oui|oui|oui|oui|oui|" calcext:value-type="string">
            <text:p>|doi|oui|oui|oui|oui|oui|</text:p>
          </table:table-cell>
        </table:table-row>
        <table:table-row table:style-name="ro1">
          <table:table-cell office:value-type="string" calcext:value-type="string">
            <text:p>type de document</text:p>
          </table:table-cell>
          <table:table-cell table:number-columns-repeated="5" office:value-type="string" calcext:value-type="string">
            <text:p>oui</text:p>
          </table:table-cell>
          <table:table-cell table:formula="of:=SUBSTITUTE(CONCATENATE(&quot;|&quot;;[.A28];&quot;|&quot;;[.B28];&quot;|&quot;;[.C28];&quot;|&quot;;[.D28];&quot;|&quot;;[.E28];&quot;|&quot;;[.F28];&quot;|&quot;);&quot;non&quot;;&quot;**non**&quot;)" office:value-type="string" office:string-value="|type de document|oui|oui|oui|oui|oui|" calcext:value-type="string">
            <text:p>|type de document|oui|oui|oui|oui|oui|</text:p>
          </table:table-cell>
        </table:table-row>
        <table:table-row table:style-name="ro1">
          <table:table-cell office:value-type="string" calcext:value-type="string">
            <text:p>issn électronique</text:p>
          </table:table-cell>
          <table:table-cell table:number-columns-repeated="5" office:value-type="string" calcext:value-type="string">
            <text:p>oui</text:p>
          </table:table-cell>
          <table:table-cell table:formula="of:=SUBSTITUTE(CONCATENATE(&quot;|&quot;;[.A29];&quot;|&quot;;[.B29];&quot;|&quot;;[.C29];&quot;|&quot;;[.D29];&quot;|&quot;;[.E29];&quot;|&quot;;[.F29];&quot;|&quot;);&quot;non&quot;;&quot;**non**&quot;)" office:value-type="string" office:string-value="|issn électronique|oui|oui|oui|oui|oui|" calcext:value-type="string">
            <text:p>|issn électronique|oui|oui|oui|oui|oui|</text:p>
          </table:table-cell>
        </table:table-row>
        <table:table-row table:style-name="ro1">
          <table:table-cell office:value-type="string" calcext:value-type="string">
            <text:p>issn imprimé</text:p>
          </table:table-cell>
          <table:table-cell office:value-type="string" calcext:value-type="string">
            <text:p>non</text:p>
          </table:table-cell>
          <table:table-cell table:number-columns-repeated="4" office:value-type="string" calcext:value-type="string">
            <text:p>oui</text:p>
          </table:table-cell>
          <table:table-cell table:formula="of:=SUBSTITUTE(CONCATENATE(&quot;|&quot;;[.A30];&quot;|&quot;;[.B30];&quot;|&quot;;[.C30];&quot;|&quot;;[.D30];&quot;|&quot;;[.E30];&quot;|&quot;;[.F30];&quot;|&quot;);&quot;non&quot;;&quot;**non**&quot;)" office:value-type="string" office:string-value="|issn imprimé|**non**|oui|oui|oui|oui|" calcext:value-type="string">
            <text:p>|issn imprimé|**non**|oui|oui|oui|oui|</text:p>
          </table:table-cell>
        </table:table-row>
        <table:table-row table:style-name="ro1">
          <table:table-cell office:value-type="string" calcext:value-type="string">
            <text:p>documents cité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table:formula="of:=SUBSTITUTE(CONCATENATE(&quot;|&quot;;[.A31];&quot;|&quot;;[.B31];&quot;|&quot;;[.C31];&quot;|&quot;;[.D31];&quot;|&quot;;[.E31];&quot;|&quot;;[.F31];&quot;|&quot;);&quot;non&quot;;&quot;**non**&quot;)" office:value-type="string" office:string-value="|documents cités|oui|**non**|oui|**non**|**non**|" calcext:value-type="string">
            <text:p>|documents cités|oui|**non**|oui|**non**|**non**|</text:p>
          </table:table-cell>
        </table:table-row>
        <table:table-row table:style-name="ro1">
          <table:table-cell office:value-type="string" calcext:value-type="string">
            <text:p>identifiant unique de l'éditeur ?</text:p>
          </table:table-cell>
          <table:table-cell table:number-columns-repeated="5" office:value-type="string" calcext:value-type="string">
            <text:p>oui</text:p>
          </table:table-cell>
          <table:table-cell table:formula="of:=SUBSTITUTE(CONCATENATE(&quot;|&quot;;[.A32];&quot;|&quot;;[.B32];&quot;|&quot;;[.C32];&quot;|&quot;;[.D32];&quot;|&quot;;[.E32];&quot;|&quot;;[.F32];&quot;|&quot;);&quot;non&quot;;&quot;**non**&quot;)" office:value-type="string" office:string-value="|identifiant unique de l'éditeur ?|oui|oui|oui|oui|oui|" calcext:value-type="string">
            <text:p>|identifiant unique de l'éditeur ?|oui|oui|oui|oui|oui|</text:p>
          </table:table-cell>
        </table:table-row>
        <table:table-row table:style-name="ro1">
          <table:table-cell office:value-type="string" calcext:value-type="string">
            <text:p>licence sur les métadonnées ?</text:p>
          </table:table-cell>
          <table:table-cell table:number-columns-repeated="5" office:value-type="string" calcext:value-type="string">
            <text:p>non</text:p>
          </table:table-cell>
          <table:table-cell table:formula="of:=SUBSTITUTE(CONCATENATE(&quot;|&quot;;[.A33];&quot;|&quot;;[.B33];&quot;|&quot;;[.C33];&quot;|&quot;;[.D33];&quot;|&quot;;[.E33];&quot;|&quot;;[.F33];&quot;|&quot;);&quot;non&quot;;&quot;**non**&quot;)" office:value-type="string" office:string-value="|licence sur les métadonnées ?|**non**|**non**|**non**|**non**|**non**|" calcext:value-type="string">
            <text:p>|licence sur les métadonnées ?|**non**|**non**|**non**|**non**|**non**|</text:p>
          </table:table-cell>
        </table:table-row>
        <table:table-row table:style-name="ro1">
          <table:table-cell office:value-type="string" calcext:value-type="string">
            <text:p>licence sur le contenu (pdf, html)</text:p>
          </table:table-cell>
          <table:table-cell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table:formula="of:=SUBSTITUTE(CONCATENATE(&quot;|&quot;;[.A34];&quot;|&quot;;[.B34];&quot;|&quot;;[.C34];&quot;|&quot;;[.D34];&quot;|&quot;;[.E34];&quot;|&quot;;[.F34];&quot;|&quot;);&quot;non&quot;;&quot;**non**&quot;)" office:value-type="string" office:string-value="|licence sur le contenu (pdf, html)|oui|**non**|**non**|**non**|**non**|" calcext:value-type="string">
            <text:p>|licence sur le contenu (pdf, html)|oui|**non**|**non**|**non**|**non**|</text:p>
          </table:table-cell>
        </table:table-row>
        <table:table-row table:style-name="ro1">
          <table:table-cell office:value-type="string" calcext:value-type="string">
            <text:p>copyright ?</text:p>
          </table:table-cell>
          <table:table-cell table:number-columns-repeated="5" office:value-type="string" calcext:value-type="string">
            <text:p>oui</text:p>
          </table:table-cell>
          <table:table-cell table:formula="of:=SUBSTITUTE(CONCATENATE(&quot;|&quot;;[.A35];&quot;|&quot;;[.B35];&quot;|&quot;;[.C35];&quot;|&quot;;[.D35];&quot;|&quot;;[.E35];&quot;|&quot;;[.F35];&quot;|&quot;);&quot;non&quot;;&quot;**non**&quot;)" office:value-type="string" office:string-value="|copyright ?|oui|oui|oui|oui|oui|" calcext:value-type="string">
            <text:p>|copyright ?|oui|oui|oui|oui|oui|</text:p>
          </table:table-cell>
        </table:table-row>
        <table:table-row table:style-name="ro1">
          <table:table-cell office:value-type="string" calcext:value-type="string">
            <text:p>open access ?</text:p>
          </table:table-cell>
          <table:table-cell office:value-type="string" calcext:value-type="string">
            <text:p>oui</text:p>
          </table:table-cell>
          <table:table-cell table:number-columns-repeated="4" office:value-type="string" calcext:value-type="string">
            <text:p>???</text:p>
          </table:table-cell>
          <table:table-cell table:formula="of:=SUBSTITUTE(CONCATENATE(&quot;|&quot;;[.A36];&quot;|&quot;;[.B36];&quot;|&quot;;[.C36];&quot;|&quot;;[.D36];&quot;|&quot;;[.E36];&quot;|&quot;;[.F36];&quot;|&quot;);&quot;non&quot;;&quot;**non**&quot;)" office:value-type="string" office:string-value="|open access ?|oui|???|???|???|???|" calcext:value-type="string">
            <text:p>|open access ?|oui|???|???|???|???|</text:p>
          </table:table-cell>
        </table:table-row>
        <table:table-row table:style-name="ro1">
          <table:table-cell office:value-type="string" calcext:value-type="string">
            <text:p>Mention des grants ayant financé la recherche (par exemple via fundref) dans un champ note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formula="of:=SUBSTITUTE(CONCATENATE(&quot;|&quot;;[.A37];&quot;|&quot;;[.B37];&quot;|&quot;;[.C37];&quot;|&quot;;[.D37];&quot;|&quot;;[.E37];&quot;|&quot;;[.F37];&quot;|&quot;);&quot;non&quot;;&quot;**non**&quot;)" office:value-type="string" office:string-value="|Mention des grants ayant financé la recherche (par exemple via fundref) dans un champ note|**non**|oui|oui|oui|**non**|" calcext:value-type="string">
            <text:p>|Mention des grants ayant financé la recherche (par exemple via fundref) dans un champ note|**non**|oui|oui|oui|**non**|</text:p>
          </table:table-cell>
        </table:table-row>
        <table:table-row table:style-name="ro1">
          <table:table-cell office:value-type="string" calcext:value-type="string">
            <text:p>Mention des grants ayant financé la recherche (par exemple via fundref) dans un champ spécifique</text:p>
          </table:table-cell>
          <table:table-cell table:number-columns-repeated="5" office:value-type="string" calcext:value-type="string">
            <text:p>non</text:p>
          </table:table-cell>
          <table:table-cell table:formula="of:=SUBSTITUTE(CONCATENATE(&quot;|&quot;;[.A38];&quot;|&quot;;[.B38];&quot;|&quot;;[.C38];&quot;|&quot;;[.D38];&quot;|&quot;;[.E38];&quot;|&quot;;[.F38];&quot;|&quot;);&quot;non&quot;;&quot;**non**&quot;)" office:value-type="string" office:string-value="|Mention des grants ayant financé la recherche (par exemple via fundref) dans un champ spécifique|**non**|**non**|**non**|**non**|**non**|" calcext:value-type="string">
            <text:p>|Mention des grants ayant financé la recherche (par exemple via fundref) dans un champ spécifique|**non**|**non**|**non**|**non**|**non**|</text:p>
          </table:table-cell>
        </table:table-row>
        <table:table-row table:style-name="ro1">
          <table:table-cell office:value-type="string" calcext:value-type="string">
            <text:p>historique de publication (date de réception, date d'acceptation, révisions, ...)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formula="of:=SUBSTITUTE(CONCATENATE(&quot;|&quot;;[.A39];&quot;|&quot;;[.B39];&quot;|&quot;;[.C39];&quot;|&quot;;[.D39];&quot;|&quot;;[.E39];&quot;|&quot;;[.F39];&quot;|&quot;);&quot;non&quot;;&quot;**non**&quot;)" office:value-type="string" office:string-value="|historique de publication (date de réception, date d'acceptation, révisions, ...)|oui|oui|**non**|**non**|oui|" calcext:value-type="string">
            <text:p>|historique de publication (date de réception, date d'acceptation, révisions, ...)|oui|oui|**non**|**non**|oui|</text:p>
          </table:table-cell>
        </table:table-row>
        <table:table-row table:style-name="ro1">
          <table:table-cell office:value-type="string" calcext:value-type="string">
            <text:p>langue du document</text:p>
          </table:table-cell>
          <table:table-cell table:number-columns-repeated="5" office:value-type="string" calcext:value-type="string">
            <text:p>oui</text:p>
          </table:table-cell>
          <table:table-cell table:formula="of:=SUBSTITUTE(CONCATENATE(&quot;|&quot;;[.A40];&quot;|&quot;;[.B40];&quot;|&quot;;[.C40];&quot;|&quot;;[.D40];&quot;|&quot;;[.E40];&quot;|&quot;;[.F40];&quot;|&quot;);&quot;non&quot;;&quot;**non**&quot;)" office:value-type="string" office:string-value="|langue du document|oui|oui|oui|oui|oui|" calcext:value-type="string">
            <text:p>|langue du document|oui|oui|oui|oui|oui|</text:p>
          </table:table-cell>
        </table:table-row>
        <table:table-row table:style-name="ro1">
          <table:table-cell office:value-type="string" calcext:value-type="string">
            <text:p>format du document final (pdf, html, …)</text:p>
          </table:table-cell>
          <table:table-cell table:number-columns-repeated="5" office:value-type="string" calcext:value-type="string">
            <text:p>oui</text:p>
          </table:table-cell>
          <table:table-cell table:formula="of:=SUBSTITUTE(CONCATENATE(&quot;|&quot;;[.A41];&quot;|&quot;;[.B41];&quot;|&quot;;[.C41];&quot;|&quot;;[.D41];&quot;|&quot;;[.E41];&quot;|&quot;;[.F41];&quot;|&quot;);&quot;non&quot;;&quot;**non**&quot;)" office:value-type="string" office:string-value="|format du document final (pdf, html, …)|oui|oui|oui|oui|oui|" calcext:value-type="string">
            <text:p>|format du document final (pdf, html, …)|oui|oui|oui|oui|oui|</text:p>
          </table:table-cell>
        </table:table-row>
        <table:table-row table:style-name="ro1">
          <table:table-cell office:value-type="string" calcext:value-type="string">
            <text:p>fulltext xml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formula="of:=SUBSTITUTE(CONCATENATE(&quot;|&quot;;[.A42];&quot;|&quot;;[.B42];&quot;|&quot;;[.C42];&quot;|&quot;;[.D42];&quot;|&quot;;[.E42];&quot;|&quot;;[.F42];&quot;|&quot;);&quot;non&quot;;&quot;**non**&quot;)" office:value-type="string" office:string-value="|fulltext xml|**non**|oui|oui|oui|**non**|" calcext:value-type="string">
            <text:p>|fulltext xml|**non**|oui|oui|oui|**non**|</text:p>
          </table:table-cell>
        </table:table-row>
        <table:table-row table:style-name="ro1">
          <table:table-cell table:number-columns-repeated="6"/>
          <table:table-cell table:formula="of:=SUBSTITUTE(CONCATENATE(&quot;|&quot;;[.A43];&quot;|&quot;;[.B43];&quot;|&quot;;[.C43];&quot;|&quot;;[.D43];&quot;|&quot;;[.E43];&quot;|&quot;;[.F43];&quot;|&quot;);&quot;non&quot;;&quot;**non**&quot;)" office:value-type="string" office:string-value="|||||||" calcext:value-type="string">
            <text:p>|||||||</text:p>
          </table:table-cell>
        </table:table-row>
        <table:table-row table:style-name="ro1">
          <table:table-cell table:style-name="ce1" office:value-type="string" calcext:value-type="string">
            <text:p>**Technique**</text:p>
          </table:table-cell>
          <table:table-cell table:number-columns-repeated="5"/>
          <table:table-cell table:formula="of:=SUBSTITUTE(CONCATENATE(&quot;|&quot;;[.A44];&quot;|&quot;;[.B44];&quot;|&quot;;[.C44];&quot;|&quot;;[.D44];&quot;|&quot;;[.E44];&quot;|&quot;;[.F44];&quot;|&quot;);&quot;non&quot;;&quot;**non**&quot;)" office:value-type="string" office:string-value="|**Technique**||||||" calcext:value-type="string">
            <text:p>|**Technique**||||||</text:p>
          </table:table-cell>
        </table:table-row>
        <table:table-row table:style-name="ro2">
          <table:table-cell table:style-name="ce2" office:value-type="string" calcext:value-type="string">
            <text:p>DTD</text:p>
          </table:table-cell>
          <table:table-cell table:number-columns-repeated="3" table:style-name="ce3" office:value-type="string" calcext:value-type="string">
            <text:p>-//NLM//DTD JATS (Z39.96) Journal Publishing DTD with OASIS Tables v1.0 20120330//EN</text:p>
          </table:table-cell>
          <table:table-cell table:style-name="ce3" office:value-type="string" calcext:value-type="string">
            <text:p>-//Atypon//DTD Atypon Systems Archival NLM DTD Suite v2.2.0 20090301//EN</text:p>
          </table:table-cell>
          <table:table-cell table:style-name="ce3" office:value-type="string" calcext:value-type="string">
            <text:p>-//NLM//DTD JATS (Z39.96) Journal Publishing DTD with OASIS Tables v1.0 20120330//EN</text:p>
          </table:table-cell>
          <table:table-cell table:formula="of:=SUBSTITUTE(CONCATENATE(&quot;|&quot;;[.A45];&quot;|&quot;;[.B45];&quot;|&quot;;[.C45];&quot;|&quot;;[.D45];&quot;|&quot;;[.E45];&quot;|&quot;;[.F45];&quot;|&quot;);&quot;non&quot;;&quot;**non**&quot;)" office:value-type="string" office:string-value="|DTD|-//NLM//DTD JATS (Z39.96) Journal Publishing DTD with OASIS Tables v1.0 20120330//EN|-//NLM//DTD JATS (Z39.96) Journal Publishing DTD with OASIS Tables v1.0 20120330//EN|-//NLM//DTD JATS (Z39.96) Journal Publishing DTD with OASIS Tables v1.0 20120330//EN|-//Atypon//DTD Atypon Systems Archival NLM DTD Suite v2.2.0 20090301//EN|-//NLM//DTD JATS (Z39.96) Journal Publishing DTD with OASIS Tables v1.0 20120330//EN|" calcext:value-type="string">
            <text:p>|DTD|-//NLM//DTD JATS (Z39.96) Journal Publishing DTD with OASIS Tables v1.0 20120330//EN|-//NLM//DTD JATS (Z39.96) Journal Publishing DTD with OASIS Tables v1.0 20120330//EN|-//NLM//DTD JATS (Z39.96) Journal Publishing DTD with OASIS Tables v1.0 20120330//EN|-//Atypon//DTD Atypon Systems Archival NLM DTD Suite v2.2.0 20090301//EN|-//NLM//DTD JATS (Z39.96) Journal Publishing DTD with OASIS Tables v1.0 20120330//EN|</text:p>
          </table:table-cell>
        </table:table-row>
        <table:table-row table:style-name="ro1">
          <table:table-cell table:style-name="ce2" office:value-type="string" calcext:value-type="string">
            <text:p>encodage du fichier xml</text:p>
          </table:table-cell>
          <table:table-cell table:number-columns-repeated="5" office:value-type="string" calcext:value-type="string">
            <text:p>UTF-8</text:p>
          </table:table-cell>
          <table:table-cell table:formula="of:=SUBSTITUTE(CONCATENATE(&quot;|&quot;;[.A46];&quot;|&quot;;[.B46];&quot;|&quot;;[.C46];&quot;|&quot;;[.D46];&quot;|&quot;;[.E46];&quot;|&quot;;[.F46];&quot;|&quot;);&quot;non&quot;;&quot;**non**&quot;)" office:value-type="string" office:string-value="|encodage du fichier xml|UTF-8|UTF-8|UTF-8|UTF-8|UTF-8|" calcext:value-type="string">
            <text:p>|encodage du fichier xml|UTF-8|UTF-8|UTF-8|UTF-8|UTF-8|</text:p>
          </table:table-cell>
        </table:table-row>
        <table:table-row table:style-name="ro1">
          <table:table-cell table:style-name="ce2" office:value-type="string" calcext:value-type="string">
            <text:p>encodage correspond à l'attribut encoding</text:p>
          </table:table-cell>
          <table:table-cell table:number-columns-repeated="5" office:value-type="string" calcext:value-type="string">
            <text:p>oui</text:p>
          </table:table-cell>
          <table:table-cell table:formula="of:=SUBSTITUTE(CONCATENATE(&quot;|&quot;;[.A47];&quot;|&quot;;[.B47];&quot;|&quot;;[.C47];&quot;|&quot;;[.D47];&quot;|&quot;;[.E47];&quot;|&quot;;[.F47];&quot;|&quot;);&quot;non&quot;;&quot;**non**&quot;)" office:value-type="string" office:string-value="|encodage correspond à l'attribut encoding|oui|oui|oui|oui|oui|" calcext:value-type="string">
            <text:p>|encodage correspond à l'attribut encoding|oui|oui|oui|oui|oui|</text:p>
          </table:table-cell>
        </table:table-row>
        <table:table-row table:style-name="ro1">
          <table:table-cell office:value-type="string" calcext:value-type="string">
            <text:p>xml bien formé</text:p>
          </table:table-cell>
          <table:table-cell table:number-columns-repeated="5" office:value-type="string" calcext:value-type="string">
            <text:p>oui</text:p>
          </table:table-cell>
          <table:table-cell table:formula="of:=SUBSTITUTE(CONCATENATE(&quot;|&quot;;[.A48];&quot;|&quot;;[.B48];&quot;|&quot;;[.C48];&quot;|&quot;;[.D48];&quot;|&quot;;[.E48];&quot;|&quot;;[.F48];&quot;|&quot;);&quot;non&quot;;&quot;**non**&quot;)" office:value-type="string" office:string-value="|xml bien formé|oui|oui|oui|oui|oui|" calcext:value-type="string">
            <text:p>|xml bien formé|oui|oui|oui|oui|oui|</text:p>
          </table:table-cell>
        </table:table-row>
        <table:table-row table:style-name="ro1">
          <table:table-cell office:value-type="string" calcext:value-type="string">
            <text:p>validation avec la DTD fournie</text:p>
          </table:table-cell>
          <table:table-cell table:number-columns-repeated="5" office:value-type="string" calcext:value-type="string">
            <text:p>oui</text:p>
          </table:table-cell>
          <table:table-cell table:formula="of:=SUBSTITUTE(CONCATENATE(&quot;|&quot;;[.A49];&quot;|&quot;;[.B49];&quot;|&quot;;[.C49];&quot;|&quot;;[.D49];&quot;|&quot;;[.E49];&quot;|&quot;;[.F49];&quot;|&quot;);&quot;non&quot;;&quot;**non**&quot;)" office:value-type="string" office:string-value="|validation avec la DTD fournie|oui|oui|oui|oui|oui|" calcext:value-type="string">
            <text:p>|validation avec la DTD fournie|oui|oui|oui|oui|oui|</text:p>
          </table:table-cell>
        </table:table-row>
        <table:table-row table:style-name="ro1">
          <table:table-cell office:value-type="string" calcext:value-type="string">
            <text:p>Est-ce que les contenus sont cohérents (par exemple year est bien une année sur 4 chiffres)</text:p>
          </table:table-cell>
          <table:table-cell table:number-columns-repeated="5" office:value-type="string" calcext:value-type="string">
            <text:p>oui</text:p>
          </table:table-cell>
          <table:table-cell table:formula="of:=SUBSTITUTE(CONCATENATE(&quot;|&quot;;[.A50];&quot;|&quot;;[.B50];&quot;|&quot;;[.C50];&quot;|&quot;;[.D50];&quot;|&quot;;[.E50];&quot;|&quot;;[.F50];&quot;|&quot;);&quot;non&quot;;&quot;**non**&quot;)" office:value-type="string" office:string-value="|Est-ce que les contenus sont cohérents (par exemple year est bien une année sur 4 chiffres)|oui|oui|oui|oui|oui|" calcext:value-type="string">
            <text:p>|Est-ce que les contenus sont cohérents (par exemple year est bien une année sur 4 chiffres)|oui|oui|oui|oui|oui|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.00.0000</text:date>, <text:time style:data-style-name="N2" text:time-value="13:09:55.6024778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3T13:54:03.667881888</dc:date>
    <dc:creator>Lionel Walter</dc:creator>
    <meta:generator>LibreOffice/4.2.8.2$Linux_X86_64 LibreOffice_project/420m0$Build-2</meta:generator>
    <meta:editing-duration>PT1H1M32S</meta:editing-duration>
    <meta:editing-cycles>7</meta:editing-cycles>
    <meta:document-statistic meta:table-count="1" meta:cell-count="332" meta:object-count="0"/>
  </office:meta>
</office:document-meta>
</file>